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Standard" style:list-style-name="L1"/>
    <style:style style:name="P3" style:family="paragraph" style:parent-style-name="Text_20_body" style:list-style-name="L1"/>
    <style:style style:name="P4" style:family="paragraph" style:parent-style-name="Text_20_body" style:list-style-name="L2"/>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SIC-1965</text:h>
      <text:h text:style-name="Heading_20_2" text:outline-level="2">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text:p>
      <text:h text:style-name="Heading_20_2" text:outline-level="2">BASIC-1965 is really primitive!</text:h>
      <text:p text:style-name="Text_20_body">BASIC-1965 is an interpreter with no optimization. Each line is parsed and interpreted each time it is executed. If a line is executed ten times, it is parsed and interpreted ten times.</text:p>
      <text:p text:style-name="Text_20_body">BASIC-1965 has no exception handling. Invalid input, dividing by zero, and numeric overflow or underflow will cause execution to stop. There are no try/catch, no begin/rescue, no ON ERROR capabilities.</text:p>
      <text:p text:style-name="Text_20_body">Expressions are limited to LET statements. One can say "LET A= B + 2" but one cannot say "IF A = B + 2 THEN ...".</text:p>
      <text:p text:style-name="Text_20_body">BASIC-1965 is designed for processing numeric data. There are no capabilities for text variables ("string" variables), no MID$() function, no text input. (The PRINT statement handles text constants, but that's it for text values.)</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1567698761" text:style-name="L1">
        <text:list-item>
          <text:p text:style-name="P2">Subscripted variables</text:p>
        </text:list-item>
        <text:list-item>
          <text:p text:style-name="P2">Matrix operations</text:p>
        </text:list-item>
        <text:list-item>
          <text:p text:style-name="P3">Expressions in anything but LET commands</text:p>
        </text:list-item>
      </text:list>
      <text:p text:style-name="Text_20_body">I have also changed a few things:</text:p>
      <text:list xml:id="list1393377734" text:style-name="L2">
        <text:list-item>
          <text:p text:style-name="P4">The keyword "GOTO" is accepted as "GO TO" (with a space)</text:p>
        </text:list-item>
        <text:list-item>
          <text:p text:style-name="P4">Entered statements will be parsed and spaced "properly"</text:p>
        </text:list-item>
        <text:list-item>
          <text:p text:style-name="P4">The DATA statements are interpreted in sequence</text:p>
        </text:list-item>
      </text:list>
      <text:p text:style-name="Text_20_body">The change for DATA statements is a significant departure from K&amp;K BASIC. They must be executed prior to corresponding READ statements. In K&amp;K BASIC (and all other variants I have seen) DATA statements may appear anywhere in the program and are usually listed at the end.</text:p>
      <text:h text:style-name="Heading_20_2" text:outline-level="2">Immediate commands</text:h>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text:soft-page-break/>Syntax:<text:tab/>LIST</text:p>
      <text:h text:style-name="Heading_20_3" text:outline-level="3">RUN</text:h>
      <text:p text:style-name="Text_20_body">Runs the current program.</text:p>
      <text:p text:style-name="Text_20_body">Syntax:<text:tab/>RUN</text:p>
      <text:h text:style-name="Heading_20_3"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Program statements</text:h>
      <text:h text:style-name="Heading_20_3" text:outline-level="3">REM</text:h>
      <text:p text:style-name="Text_20_body">Allows for a comment in the program.</text:p>
      <text:p text:style-name="Text_20_body">Syntax:<text:tab/>REM <text:span text:style-name="T1">any text</text:span></text:p>
      <text:p text:style-name="Text_20_body">Examples:</text:p>
      <text:p text:style-name="Text_20_body">10 REM</text:p>
      <text:p text:style-name="Text_20_body">20 REM Beginning of my first program</text:p>
      <text:p text:style-name="Text_20_body">30 REM *----*</text:p>
      <text:h text:style-name="Heading_20_3"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Text_20_body">40 LET A=0</text:p>
      <text:p text:style-name="Text_20_body">50 LET B= A + 10</text:p>
      <text:p text:style-name="Text_20_body">55 LET C = C + 1</text:p>
      <text:p text:style-name="Text_20_body">Errors in computation (overflow, underflow, and divide by zero) cause execution to stop.</text:p>
      <text:h text:style-name="Heading_20_3" text:outline-level="3">INPUT</text:h>
      <text:p text:style-name="Text_20_body">Prompts the user and allows the user to enter a numeric value. Non-numeric values are invalid and cause execution to stop. The prompt is a question mark and it cannot be overridden or disabled.</text:p>
      <text:p text:style-name="Text_20_body">Syntax:<text:tab/>INPUT <text:span text:style-name="T1">variable list</text:span></text:p>
      <text:p text:style-name="Text_20_body">Examples:</text:p>
      <text:p text:style-name="Text_20_body">60 INPUT U</text:p>
      <text:p text:style-name="Text_20_body">65 INPUT V1, V2, V3</text:p>
      <text:h text:style-name="Heading_20_3" text:outline-level="3">IF/THEN</text:h>
      <text:p text:style-name="Text_20_body">Syntax:<text:tab/>IF <text:span text:style-name="T1">boolean expression</text:span> THEN <text:span text:style-name="T1">line number</text:span></text:p>
      <text:p text:style-name="P1"><text:soft-page-break/>Examples:</text:p>
      <text:p text:style-name="P1">100 IF A = 1 THEN 200</text:p>
      <text:p text:style-name="P1">110 IF A &gt; B THEN 250</text:p>
      <text:p text:style-name="P1">120 IF G1 &lt;= G2 THEN 301</text:p>
      <text:p text:style-name="P1">The boolean expression must be in the form "<text:span text:style-name="T1">variable operator variable</text:span>" where <text:span text:style-name="T1">operator</text:span> is limited to the set (=, &lt;, &gt;, &lt;=, &gt;=, and &lt;&gt;). Boolean operators such as "and" or "or" are not permitted. The two arguments in the boolean expression must be variables; expressions are not allowed.</text:p>
      <text:p text:style-name="P1">The "target" after the THEN keyword must be a line number; it cannot be a statement.</text:p>
      <text:h text:style-name="Heading_20_3" text:outline-level="3">PRINT</text:h>
      <text:p text:style-name="Text_20_body">Displays a set of variables and constants to the console, with a newline character.</text:p>
      <text:p text:style-name="Text_20_body">Syntax:<text:tab/>PRINT <text:span text:style-name="T1">variable/constant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Text_20_body">PRINT</text:p>
      <text:p text:style-name="Text_20_body">PRINT A</text:p>
      <text:p text:style-name="Text_20_body">PRINT A,B</text:p>
      <text:p text:style-name="Text_20_body">PRINT "Output"</text:p>
      <text:p text:style-name="Text_20_body">PRINT "Results:", R1</text:p>
      <text:p text:style-name="Text_20_body">PRINT "Results:"; R2</text:p>
      <text:p text:style-name="Text_20_body">The list may include terminating separators. A terminating semicolon will suppress the newline. A terminating comma will advance to the next tab position and suppress the newline.</text:p>
      <text:p text:style-name="Text_20_body">PRINT "Processing...";</text:p>
      <text:p text:style-name="Text_20_body">... other statements that generate no output</text:p>
      <text:p text:style-name="Text_20_body">PRINT "done"</text:p>
      <text:p text:style-name="Text_20_body">results in the text "Processing...done" on the console.</text:p>
      <text:h text:style-name="Heading_20_3" text:outline-level="3">GO TO</text:h>
      <text:p text:style-name="Text_20_body">Changes the flow of the program.</text:p>
      <text:p text:style-name="Text_20_body">Syntax:<text:tab/>GO TO line number</text:p>
      <text:p text:style-name="Text_20_body">Examples:</text:p>
      <text:p text:style-name="Text_20_body">300 GO TO 100</text:p>
      <text:p text:style-name="Text_20_body">Notice that the command "350 GO TO 350" is legal but not sensible. The interpreter will execute line 350 repeatedly with no output. (This is called a "locked loop" or more humorously a "dynamic halt".)</text:p>
      <text:h text:style-name="Heading_20_3" text:outline-level="3">DATA</text:h>
      <text:p text:style-name="Text_20_body">Specifies values for READ statements</text:p>
      <text:p text:style-name="Text_20_body"><text:soft-page-break/>Syntax:<text:tab/>DATA <text:span text:style-name="T1">value list</text:span></text:p>
      <text:p text:style-name="Text_20_body">Values must be numeric values separated by commas.</text:p>
      <text:p text:style-name="Text_20_body">Examples:</text:p>
      <text:p text:style-name="Text_20_body">390 DATA 3, 150, 175, 180</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Text_20_body">400 READ N</text:p>
      <text:p text:style-name="Text_20_body">410 READ A,B,C</text:p>
      <text:p text:style-name="Text_20_body">Notice that the number of values in a READ statement do not have to match the number of values in DATA statements. (Although READing more values than are specified by DATA statements, in total, will cause an error. And execution will stop.)</text:p>
      <text:h text:style-name="Heading_20_3" text:outline-level="3">STOP</text:h>
      <text:p text:style-name="Text_20_body">Forces the execution of the program to stop.</text:p>
      <text:p text:style-name="Text_20_body">Syntax:<text:tab/>STOP</text:p>
      <text:p text:style-name="Text_20_body">Examples:</text:p>
      <text:p text:style-name="Text_20_body">900 STOP</text:p>
      <text:h text:style-name="Heading_20_3" text:outline-level="3">END</text:h>
      <text:p text:style-name="Text_20_body">Marks the end of the program.</text:p>
      <text:p text:style-name="Text_20_body">An END statement, when executed, will force the execution of the program to stop.</text:p>
      <text:p text:style-name="Text_20_body">Syntax:<text:tab/>END</text:p>
      <text:p text:style-name="Text_20_body">Examples:</text:p>
      <text:p text:style-name="Text_20_body">999 END</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text:p>
      <text:p text:style-name="Text_20_body">Valid names:<text:tab/>A, B, C, D1, E0, F, F1, F2</text:p>
      <text:p text:style-name="Text_20_body">Invalid names:<text:tab/>AA, A10, 9Z, A_2</text:p>
      <text:p text:style-name="Text_20_body">Variables do not need to be declared. They are assumed to exist with value zero.</text:p>
      <text:h text:style-name="Heading_20_2" text:outline-level="2"><text:soft-page-break/>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p text:style-name="Standard"/>
      <text:h text:style-name="Heading_20_3" text:outline-level="3">Matrix operations</text:h>
      <text:p text:style-name="Standard">The decision to omit matrix operations was easy, given the complexity of the MAT INV operation. Inverting matrices is not trivial and I am not writing that code. (At least not yet.)</text:p>
      <text:h text:style-name="Heading_20_3" text:outline-level="3">Subscripted variables</text:h>
      <text:p text:style-name="Standard">Subscripted variables are useful, and the decision to leave them out was a difficult one. It came down to limiting expression evaluation to LET statements. Once I had decided that, subscripts became an obvious feature to drop, since the index is either a constant, a variable, or a complex expression. (The "constant or variable" decision is a form of expression evaluation.)</text:p>
      <text:h text:style-name="Heading_20_3" text:outline-level="3">Expressions</text:h>
      <text:p text:style-name="Standard">I chose to limit expressions to LET statements. This simplifies parsing of IF/THEN statements and PRINT statements. It does create a lot of work for the programmer, who must shuffle calculations into LET statements and then use temporary variables in IF/THEN and FOR statements.</text:p>
      <text:p text:style-name="Standard"/>
      <text:p text:style-name="Standard">I want to expand the use of expressions in later vers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6M22S</meta:editing-duration>
    <meta:editing-cycles>4</meta:editing-cycles>
    <meta:generator>LibreOffice/3.4$Linux LibreOffice_project/340m1$Build-402</meta:generator>
    <dc:date>2012-03-25T09:06:05</dc:date>
    <meta:document-statistic meta:table-count="0" meta:image-count="0" meta:object-count="0" meta:page-count="5" meta:paragraph-count="131" meta:word-count="1304" meta:character-count="7557" meta:non-whitespace-character-count="6391"/>
    <meta:user-defined meta:name="Info 1"/>
    <meta:user-defined meta:name="Info 2"/>
    <meta:user-defined meta:name="Info 3"/>
    <meta:user-defined meta:name="Info 4"/>
  </office:meta>
</office:document-meta>
</file>